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text-properties loext:padding="0.049cm" loext:border="0.06pt solid #d9d9e3"/>
    </style:style>
    <style:style style:name="P2" style:family="paragraph" style:parent-style-name="Text_20_body">
      <style:text-properties officeooo:rsid="0001885d" officeooo:paragraph-rsid="0001885d"/>
    </style:style>
    <style:style style:name="P3" style:family="paragraph" style:parent-style-name="Text_20_body">
      <style:paragraph-properties fo:margin-left="0cm" fo:margin-right="0cm" fo:margin-top="0cm" fo:margin-bottom="0cm" style:contextual-spacing="false" fo:text-indent="0cm" style:auto-text-indent="false"/>
      <style:text-properties officeooo:rsid="0001885d" officeooo:paragraph-rsid="0001885d"/>
    </style:style>
    <style:style style:name="T1" style:family="text">
      <style:text-properties officeooo:rsid="0001885d"/>
    </style:style>
    <style:style style:name="T2" style:family="text">
      <style:text-properties fo:font-weight="bold" style:font-weight-asian="bold" style:font-weight-complex="bold"/>
    </style:style>
    <style:style style:name="T3" style:family="text">
      <style:text-properties fo:font-weight="bold" officeooo:rsid="0001885d" style:font-weight-asian="bold" style:font-weight-complex="bold"/>
    </style:style>
    <style:style style:name="T4" style:family="text">
      <style:text-properties loext:padding="0.049cm" loext:border="0.06pt solid #d9d9e3"/>
    </style:style>
  </office:automatic-styles>
  <office:body>
    <office:text>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2">SAYAK KARMAKAR</text:p>
      <text:p text:style-name="P2">Roll no:22CE92R05</text:p>
      <text:p text:style-name="Text_20_body"/>
      <text:p text:style-name="Text_20_body"><text:span text:style-name="T3">Passage 1: </text:span><text:span text:style-name="T1"><text:s/></text:span>Because we humans have language, we can't escape the fact that all living things, including ourselves, will eventually die. We are aware that death is inevitable for everyone we know or are aware of. However, language also separates us from the immediate reality around us. It informs us about the way things are, but it also has the power to distance us from the present moment. With words, we can create stories and descriptions that don't necessarily reflect our own experiences. We can use language like a tool to imagine and describe a world that goes beyond our own existence—a world that exists even when we no longer do. This idea can be unsettling because it makes everything we do seem small and insignificant in the face of a world that continues without us.</text:p>
      <text:p text:style-name="Text_20_body"><text:span text:style-name="T2">Passage 2: </text:span>In recent decades, computer technology has advanced significantly, and it's expected to keep improving in speed, capacity, and logical design in the coming years. Computers can now do many tasks that were once exclusive to human thinking, doing so faster and more accurately than humans. While we're used to machines surpassing us in physical abilities, the idea of machines outperforming us in thinking raises concerns. We've taken pride in our ability to think, and if machines eventually become better at it, we might feel like we've given up our unique superiority to our own creations.</text:p>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2T02:38:48.926607592</meta:creation-date>
    <dc:date>2024-01-22T02:47:04.302476464</dc:date>
    <meta:editing-duration>PT8M16S</meta:editing-duration>
    <meta:editing-cycles>1</meta:editing-cycles>
    <meta:document-statistic meta:table-count="0" meta:image-count="0" meta:object-count="0" meta:page-count="1" meta:paragraph-count="4" meta:word-count="238" meta:character-count="1413" meta:non-whitespace-character-count="1179"/>
    <meta:generator>LibreOffice/7.3.7.2$Linux_X86_64 LibreOffice_project/30$Build-2</meta:generator>
  </office:meta>
</office:document-meta>
</file>